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ZHeiTi" svg:font-family="FZHeiTi" style:font-family-generic="system" style:font-pitch="variable"/>
    <style:font-face style:name="FZSongTi" svg:font-family="FZSongTi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Sect1" style:family="section">
      <style:section-properties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4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!-- some bookmarks -->
      <text:p text:style-name="Standard">
     <text:bookmark-start text:name="mk1" xml:id="id90"/>
     abc
     <text:bookmark-end text:name="mk1"/>
     <text:bookmark-start xmlns:foo="uri:" text:name="mk2" xhtml:about="uri:foo" xhtml:property="foo:bar" xhtml:content="a fooish bar" xhtml:datatype="foo:bar"/>
     abc
     <text:bookmark-end text:name="mk2"/>
     <text:bookmark text:name="mk3" xml:id="id91"/>
   </text:p>
      <!-- some sections -->
      <text:section text:style-name="Sect1" xml:id="idSection1" text:name="Section 1" text:protected="true" text:protection-key="6Pl/upEE0epQR5SObftn+s2fW3M=">
        <text:p text:style-name="Standard"/>
      </text:section>
      <text:section text:style-name="Sect2" xml:id="idSection2" text:name="Section 2">
        <text:p text:style-name="Standard"/>
      </text:section>
      <text:p text:style-name="Standard"/>
      <!-- indexes (with nested index-title sections) -->
      <text:table-of-content text:style-name="Sect3" xml:id="idTOC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4" xml:id="idTOCTitle" text:name="Table of Contents1_Head">
            <text:p text:style-name="Contents_20_Heading">Table of Contents</text:p>
          </text:index-title>
        </text:index-body>
      </text:table-of-content>
      <text:p text:style-name="Standard"/>
      <text:alphabetical-index text:style-name="Sect3" xml:id="idAI" text:protected="true" text:name="Alphabetical Index1">
        <text:alphabetical-index-source text:sort-algorithm="alphanumeric" fo:language="de" fo:country="DE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4" xml:id="idAITitle" text:name="Alphabetical Index1_Head">
            <text:p text:style-name="Index_20_Heading">Alphabetical Index</text:p>
          </text:index-title>
        </text:index-body>
      </text:alphabetical-index>
      <text:p text:style-name="Standard"/>
      <text:illustration-index text:style-name="Sect4" xml:id="idII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4" xml:id="idIITitle" text:name="Illustration Index1_Head">
            <text:p text:style-name="Illustration_20_Index_20_Heading">Illustration Index</text:p>
          </text:index-title>
        </text:index-body>
      </text:illustration-index>
      <text:p text:style-name="Standard"/>
      <text:table-index text:style-name="Sect4" xml:id="idIOT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4" xml:id="idIOTTitle" text:name="Index of Tables1_Head">
            <text:p text:style-name="Table_20_index_20_heading">Index of Tables</text:p>
          </text:index-title>
        </text:index-body>
      </text:table-index>
      <text:p text:style-name="Standard"/>
      <text:user-index text:style-name="Sect3" xml:id="idUD" text:protected="true" text:name="User-Defined1">
        <text:user-index-source text:use-index-marks="true" text:index-name="User-Defined">
          <text:index-title-template text:style-name="User_20_Index_20_Heading">User-Defined Index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4" xml:id="idUDTitle" text:name="User-Defined1_Head">
            <text:p text:style-name="User_20_Index_20_Heading">User-Defined Index</text:p>
          </text:index-title>
        </text:index-body>
      </text:user-index>
      <text:p text:style-name="Standard"/>
      <text:object-index text:style-name="Sect4" xml:id="idTOO" text:protected="true" text:name="Table of Objects1">
        <text:object-index-source text:use-spreadsheet-objects="true" text:use-chart-objects="true" text:use-draw-objects="true" text:use-math-objects="true">
          <text:index-title-template text:style-name="Object_20_index_20_heading">Table of Objects</text:index-title-template>
          <text:object-index-entry-template text:style-name="Object_20_index_20_1">
            <text:index-entry-text/>
            <text:index-entry-tab-stop style:type="right" style:leader-char="."/>
            <text:index-entry-page-number/>
          </text:object-index-entry-template>
        </text:object-index-source>
        <text:index-body>
          <text:index-title text:style-name="Sect4" xml:id="idTOOTitle" text:name="Table of Objects1_Head">
            <text:p text:style-name="Object_20_index_20_heading">Table of Objects</text:p>
          </text:index-title>
        </text:index-body>
      </text:object-index>
      <text:p text:style-name="Standard"/>
      <text:bibliography text:style-name="Sect4" xml:id="idBib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4" xml:id="idBibTitle" text:name="Bibliography1_Head">
            <text:p text:style-name="Bibliography_20_Heading">Bibliography</text:p>
          </text:index-title>
        </text:index-body>
      </text:bibliography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ZHeiTi" svg:font-family="FZHeiTi" style:font-family-generic="system" style:font-pitch="variable"/>
    <style:font-face style:name="FZSongTi" svg:font-family="FZSongTi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FZSongTi" style:font-size-asian="12pt" style:language-asian="zh" style:country-asian="CN" style:font-name-complex="Lucida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FZHeiT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de" fo:country="D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rl-Hainz Mustermann</meta:initial-creator>
    <meta:creation-date>2010-03-03T11:50:31</meta:creation-date>
    <dc:date>2010-03-03T12:23:20</dc:date>
    <dc:creator>Kerl-Hainz Mustermann</dc:creator>
    <meta:editing-duration>PT1M22S</meta:editing-duration>
    <meta:editing-cycles>1</meta:editing-cycles>
    <meta:generator>StarOffice/9$Solaris_x86 OpenOffice.org_project/300m73$Build-9486$CWS-odfmetadata4</meta:generator>
    <meta:document-statistic meta:table-count="0" meta:image-count="0" meta:object-count="0" meta:page-count="1" meta:paragraph-count="7" meta:word-count="16" meta:character-count="114"/>
  </office:meta>
</office:document-meta>
</file>